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style:font-face style:name="Times New Roman" svg:font-family="'Times New Roman'" style:font-family-generic="roman"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paragraph-rsid="0005391d"/>
    </style:style>
    <style:style style:name="P3" style:family="paragraph" style:parent-style-name="Standard">
      <style:text-properties officeooo:rsid="000543f4" officeooo:paragraph-rsid="000543f4"/>
    </style:style>
    <style:style style:name="P4" style:family="paragraph" style:parent-style-name="Standard">
      <style:text-properties officeooo:rsid="000726a4" officeooo:paragraph-rsid="000543f4"/>
    </style:style>
    <style:style style:name="P5" style:family="paragraph" style:parent-style-name="Standard">
      <style:text-properties officeooo:rsid="000151e9" officeooo:paragraph-rsid="000726a4"/>
    </style:style>
    <style:style style:name="P6" style:family="paragraph" style:parent-style-name="Standard">
      <style:text-properties officeooo:paragraph-rsid="00017b43"/>
    </style:style>
    <style:style style:name="P7" style:family="paragraph" style:parent-style-name="Standard">
      <style:text-properties officeooo:rsid="00017b43" officeooo:paragraph-rsid="00017b43"/>
    </style:style>
    <style:style style:name="T1" style:family="text">
      <style:text-properties officeooo:rsid="0005391d"/>
    </style:style>
    <style:style style:name="T2" style:family="text">
      <style:text-properties officeooo:rsid="000151e9"/>
    </style:style>
    <style:style style:name="T3" style:family="text">
      <style:text-properties officeooo:rsid="0006987b"/>
    </style:style>
    <style:style style:name="T4" style:family="text">
      <style:text-properties officeooo:rsid="000726a4"/>
    </style:style>
    <style:style style:name="T5" style:family="text">
      <style:text-properties officeooo:rsid="0007b962"/>
    </style:style>
    <style:style style:name="T6" style:family="text">
      <style:text-properties officeooo:rsid="0008687f"/>
    </style:style>
    <style:style style:name="T7" style:family="text">
      <style:text-properties officeooo:rsid="00017b4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erslag <text:span text:style-name="T1">Derde</text:span> Stagebezoek - <text:span text:style-name="T1">21</text:span>/0<text:span text:style-name="T2">2</text:span>/2025</text:p>
      <text:p text:style-name="Standard"/>
      <text:p text:style-name="P2">Tijdens het <text:span text:style-name="T1">derde</text:span> stagebezoek <text:span text:style-name="T2">heb ik </text:span><text:span text:style-name="T1">mijn voorgestelde architecturele veranderingen over de gehele applicatiestack overlopen. Ik had een beangstigende trend ontdekt in het grotere plaatje waarbij men een distributed monolith aan het bouwen is, waarbij delen van de applicatie werden afgesplitst met als enige reden dat de main monolith te groot aan het worden was en men een nieuwe locatie moest zoeken voor code. Hiervoor heb ik een presentatie gegeven en documentatie gemaakt over het Hexagonale Architectuur patroon. Hierdoor had ik niet veel tijd aan mijn originele project kunnen doorbrengen.</text:span></text:p>
      <text:p text:style-name="P2"/>
      <text:p text:style-name="P3">Bij het overlopen van mijn architectuur had Jan veel terechte vragen hierover, <text:span text:style-name="T3">het probleem zat vaak bij mijn uitleg over de voorgestelde architecturele oplossing, ik moet </text:span><text:span text:style-name="T4">accurater zijn in mijn terminologie en verduidelijken wat elk onderdeel inhoud </text:span><text:span text:style-name="T3">tijdens mijn eindpresentatie.</text:span></text:p>
      <text:p text:style-name="P4"/>
      <text:p text:style-name="P5">Hierna hebben we <text:span text:style-name="T4">mijn plan voor de komende weken besproken. Aangezien de onvoorziene omleiding naar diepere architecturele veranderingen op een hoger niveau zal de scope van mijn origineel project ingekort worden. De focus ligt nu op het opleveren van een werkende event-driven Azure Container App Jobs applicatie met Azure Event Hubs integratie, </text:span><text:span text:style-name="T5">dit zal een goed</text:span><text:span text:style-name="T6">e basis zijn voor toekomstige projecten</text:span><text:span text:style-name="T4">. Mijn collega’s gaan zonder probleem de opgeleverde AI planning service uitbreiden. </text:span></text:p>
      <text:p text:style-name="P6"/>
      <text:p text:style-name="P6"><text:span text:style-name="T6">Op 12 Maart hebben we online de dry run afgesproken, o</text:span><text:span text:style-name="T7">p 14 maart de stagedemo, </text:span><text:span text:style-name="T6">dewelke</text:span><text:span text:style-name="T7"> in Tienen op het kantoor </text:span><text:span text:style-name="T6">doorgaat</text:span><text:span text:style-name="T7">.</text:span></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style:font-face style:name="Times New Roman" svg:font-family="'Times New Roman'" style:font-family-generic="roman"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3T18:49:03.533588792</meta:creation-date>
    <dc:date>2025-02-24T23:11:27.119943823</dc:date>
    <meta:editing-duration>PT17M31S</meta:editing-duration>
    <meta:editing-cycles>5</meta:editing-cycles>
    <meta:generator>LibreOffice/24.8.2.1$Linux_X86_64 LibreOffice_project/480$Build-1</meta:generator>
    <meta:document-statistic meta:table-count="0" meta:image-count="0" meta:object-count="0" meta:page-count="1" meta:paragraph-count="5" meta:word-count="229" meta:character-count="1523" meta:non-whitespace-character-count="1298"/>
  </office:meta>
</office:document-meta>
</file>